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163" officeooo:paragraph-rsid="001f5163"/>
    </style:style>
    <style:style style:name="P2" style:family="paragraph" style:parent-style-name="Standard">
      <style:text-properties officeooo:paragraph-rsid="001f5163"/>
    </style:style>
    <style:style style:name="P3" style:family="paragraph" style:parent-style-name="Standard">
      <style:text-properties officeooo:paragraph-rsid="001f6764"/>
    </style:style>
    <style:style style:name="P4" style:family="paragraph" style:parent-style-name="Standard">
      <style:text-properties officeooo:rsid="00218a44" officeooo:paragraph-rsid="00218a44"/>
    </style:style>
    <style:style style:name="P5" style:family="paragraph" style:parent-style-name="Standard">
      <style:text-properties officeooo:rsid="00228a86" officeooo:paragraph-rsid="00228a86"/>
    </style:style>
    <style:style style:name="P6" style:family="paragraph" style:parent-style-name="Standard">
      <style:paragraph-properties fo:break-before="page"/>
      <style:text-properties officeooo:paragraph-rsid="001f5163"/>
    </style:style>
    <style:style style:name="T1" style:family="text">
      <style:text-properties officeooo:rsid="001f5163"/>
    </style:style>
    <style:style style:name="T2" style:family="text">
      <style:text-properties officeooo:rsid="002019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Le matrici e i sistemi lineari;</text:span></text:p>
      <text:p text:style-name="P3"><text:line-break/><text:line-break/><text:span text:style-name="T2">si chiama matrice una tabella di valori divisa in righe e colonne</text:span></text:p>
      <text:p text:style-name="P3"/>
      <text:p text:style-name="P4">una tabella 2x 3 2 righe x colonne è:</text:p>
      <text:p text:style-name="P4"/>
      <text:p text:style-name="P4"><text:s/>1 2 3 </text:p>
      <text:p text:style-name="P4"><text:s/>1 2 3</text:p>
      <text:p text:style-name="P4">la matrice si indica con la maiuscola: <text:s/>A</text:p>
      <text:p text:style-name="P4">la posizione della matrice si indica con la minuscola: <text:s/>a(1,2)</text:p>
      <text:p text:style-name="P4"/>
      <text:p text:style-name="P5">una matrice si dice quadra quando il numero delle righe è uguale a quello delle colonne ex (3x3)</text:p>
      <text:p text:style-name="P5"><text:s/>in una matrice quadrata la diagonale che va dall’alto al basso si chiama diagonale principale quella che va dal basso verso l’alto si chiama diagonale secondaria</text:p>
      <text:p text:style-name="P5"/>
      <text:p text:style-name="P5">una matrice trasposta è una matrice in cui si scambiano le righe con le colonne</text:p>
      <text:p text:style-name="P5"/>
      <text:p text:style-name="P5">una matrice è simmetrica quando dopo averla traspostata rimene uguale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13:00:57.664000000</meta:creation-date>
    <dc:date>2023-01-24T13:40:39.773000000</dc:date>
    <meta:editing-duration>PT9M10S</meta:editing-duration>
    <meta:editing-cycles>2</meta:editing-cycles>
    <meta:generator>LibreOffice/7.0.0.3$Windows_x86 LibreOffice_project/8061b3e9204bef6b321a21033174034a5e2ea88e</meta:generator>
    <meta:document-statistic meta:table-count="0" meta:image-count="0" meta:object-count="0" meta:page-count="25" meta:paragraph-count="11" meta:word-count="120" meta:character-count="658" meta:non-whitespace-character-count="540"/>
  </office:meta>
</office:document-meta>
</file>